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L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.setA( List &lt; ObjectL_A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.setC( List &lt; Integer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.setB( List &lt; ObjectL_B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